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E064E0FDDF7537B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ffffff" fo:font-size="28pt" fo:text-shadow="1pt 1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8pt" fo:text-shadow="1pt 1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color="#ffffff" fo:font-size="36pt" fo:text-shadow="1pt 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6pt" fo:text-shadow="1pt 1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  <style:text-properties fo:color="#ffffff" fo:font-size="36pt" fo:text-shadow="1pt 1pt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6pt" fo:text-shadow="1pt 1pt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 style:text-autospace="none"/>
      <style:text-properties fo:color="#ffffff" fo:font-size="32pt" fo:text-shadow="1pt 1pt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color="#ffffff" fo:font-size="32pt" fo:text-shadow="1pt 1pt"/>
    </style:style>
    <style:style style:name="P10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Segoe UI Semibold" fo:font-size="28pt" fo:text-shadow="1pt 1pt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ffffff" style:font-name="Segoe UI" fo:font-size="32pt" fo:font-style="normal" fo:text-shadow="1pt 1pt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ffffff" style:font-name="Segoe UI" fo:font-size="28pt" fo:font-style="italic" fo:text-shadow="1pt 1pt" fo:font-weight="normal" style:font-name-asian="Segoe UI1" style:font-size-asian="28pt" style:font-style-asian="italic" style:font-weight-asian="normal" style:font-name-complex="Segoe UI1" style:font-size-complex="28pt" style:font-style-complex="italic" style:font-weight-complex="normal"/>
    </style:style>
    <style:style style:name="T4" style:family="text">
      <style:text-properties fo:color="#ffffff" style:font-name="Segoe UI" fo:font-size="24pt" fo:text-shadow="1pt 1pt" fo:font-weight="bold" style:font-name-asian="Segoe UI1" style:font-size-asian="24pt" style:font-weight-asian="bold" style:font-name-complex="Segoe UI1" style:font-size-complex="24pt" style:font-weight-complex="bold"/>
    </style:style>
    <style:style style:name="T5" style:family="text">
      <style:text-properties fo:color="#ffffff" style:font-name="Segoe UI" fo:font-size="36pt" fo:text-shadow="1pt 1pt" fo:font-weight="bold" style:font-name-asian="Segoe UI1" style:font-size-asian="36pt" style:font-weight-asian="bold" style:font-name-complex="Segoe UI1" style:font-size-complex="36pt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" fo:font-size="24pt" fo:font-style="normal" fo:text-shadow="1pt 1pt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16.256cm" svg:height="3.063cm" svg:x="1.27cm" svg:y="0.762cm">
          <draw:text-box>
            <text:p text:style-name="P1"><text:span text:style-name="T1">Hymn #386</text:span></text:p>
            <text:p text:style-name="P1"><text:span text:style-name="T2">“</text:span><text:span text:style-name="T2">Now Sing We, Now Rejoice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19.424cm" svg:height="7.011cm" svg:x="1.28cm" svg:y="1.27cm">
          <draw:text-box>
            <text:p text:style-name="P4"><text:span text:style-name="T4">1. </text:span><text:span text:style-name="T5">Now sing we, now rejoice,</text:span><text:span text:style-name="T5"><text:line-break/></text:span><text:span text:style-name="T5">Now raise to heav’n our voice;</text:span><text:span text:style-name="T5"><text:line-break/></text:span><text:span text:style-name="T5">He from whom joy streameth</text:span><text:span text:style-name="T5"><text:line-break/></text:span><text:span text:style-name="T5">Poor in a manger lie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3" draw:text-style-name="P5" draw:layer="layout" svg:width="16.51cm" svg:height="7.011cm" svg:x="1.778cm" svg:y="1.103cm">
          <draw:text-box>
            <text:p text:style-name="P4"><text:span text:style-name="T5">Not so brightly beameth</text:span><text:span text:style-name="T5"><text:line-break/></text:span><text:span text:style-name="T5">The sun in yonder skies.</text:span><text:span text:style-name="T5"><text:line-break/></text:span><text:span text:style-name="T5">Thou my Savior art!</text:span><text:span text:style-name="T5"><text:line-break/></text:span><text:span text:style-name="T5">Thou my Savior ar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Hymn_25_20template" presentation:presentation-page-layout-name="AL1T0">
        <draw:frame draw:style-name="gr3" draw:text-style-name="P7" draw:layer="layout" svg:width="18.542cm" svg:height="7.011cm" svg:x="1.27cm" svg:y="0.918cm">
          <draw:text-box>
            <text:p text:style-name="P6"><text:span text:style-name="T6">2. </text:span><text:span text:style-name="T7">Come from on high to me;</text:span><text:span text:style-name="T7"><text:line-break/></text:span><text:span text:style-name="T7">I cannot rise to Thee.</text:span><text:span text:style-name="T7"><text:line-break/></text:span><text:span text:style-name="T7">Cheer my wearied spirit,</text:span><text:span text:style-name="T7"><text:line-break/></text:span><text:span text:style-name="T7">O pure and holy Chil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Hymn_25_20template" presentation:presentation-page-layout-name="AL1T0">
        <draw:frame draw:style-name="gr3" draw:text-style-name="P7" draw:layer="layout" svg:width="18.796cm" svg:height="7.011cm" svg:x="1.27cm" svg:y="0.762cm">
          <draw:text-box>
            <text:p text:style-name="P6"><text:span text:style-name="T7">Through Thy grace and merit,</text:span><text:span text:style-name="T7"><text:line-break/></text:span><text:span text:style-name="T7">Blest Jesus, Lord most mild,</text:span><text:span text:style-name="T7"><text:line-break/></text:span><text:span text:style-name="T7">Draw me unto Thee!</text:span><text:span text:style-name="T7"><text:line-break/></text:span><text:span text:style-name="T7">Draw me unto The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Hymn_25_20template" presentation:presentation-page-layout-name="AL1T0">
        <draw:frame draw:style-name="gr3" draw:text-style-name="P7" draw:layer="layout" svg:width="21.336cm" svg:height="7.011cm" svg:x="1.27cm" svg:y="1.016cm">
          <draw:text-box>
            <text:p text:style-name="P6"><text:span text:style-name="T6">3.</text:span><text:span text:style-name="T7"> Now through His Son doth shine</text:span><text:span text:style-name="T7"><text:line-break/></text:span><text:span text:style-name="T7">The Father’s grace divine.</text:span><text:span text:style-name="T7"><text:line-break/></text:span><text:span text:style-name="T7">Death was reigning o’er us</text:span><text:span text:style-name="T7"><text:line-break/></text:span><text:span text:style-name="T7">Through sin and van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Hymn_25_20template" presentation:presentation-page-layout-name="AL1T0">
        <draw:frame draw:style-name="gr3" draw:text-style-name="P7" draw:layer="layout" svg:width="18.034cm" svg:height="7.011cm" svg:x="1.27cm" svg:y="0.762cm">
          <draw:text-box>
            <text:p text:style-name="P6"><text:span text:style-name="T7">Till He opened for us</text:span><text:span text:style-name="T7"><text:line-break/></text:span><text:span text:style-name="T7">A bright eternity.</text:span><text:span text:style-name="T7"><text:line-break/></text:span><text:span text:style-name="T7">May we praise Him there!</text:span><text:span text:style-name="T7"><text:line-break/></text:span><text:span text:style-name="T7">May we praise Him the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Hymn_25_20template" presentation:presentation-page-layout-name="AL1T0">
        <draw:frame draw:style-name="gr3" draw:text-style-name="P7" draw:layer="layout" svg:width="20.066cm" svg:height="7.011cm" svg:x="1.27cm" svg:y="1.117cm">
          <draw:text-box>
            <text:p text:style-name="P6"><text:span text:style-name="T6">4.</text:span><text:span text:style-name="T7"> Oh, where shall joy be found?</text:span><text:span text:style-name="T7"><text:line-break/></text:span><text:span text:style-name="T7">Where but on heav’nly ground?</text:span><text:span text:style-name="T7"><text:line-break/></text:span><text:span text:style-name="T7">Where the angels singing</text:span><text:span text:style-name="T7"><text:line-break/></text:span><text:span text:style-name="T7">With all His saints un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Hymn_25_20template" presentation:presentation-page-layout-name="AL1T0">
        <draw:frame draw:style-name="gr4" draw:text-style-name="P10" draw:layer="layout" svg:width="16.51cm" svg:height="11.938cm" svg:x="1.27cm" svg:y="0.762cm">
          <draw:text-box>
            <text:p text:style-name="P8"><text:span text:style-name="T7">Sweetest praises bringing</text:span><text:span text:style-name="T7"><text:line-break/></text:span><text:span text:style-name="T7">In heav’nly joy and light.</text:span><text:span text:style-name="T7"><text:line-break/></text:span><text:span text:style-name="T7">Oh, that we were there!</text:span><text:span text:style-name="T7"><text:line-break/></text:span><text:span text:style-name="T7">Oh, that we were there!</text:span></text:p>
            <text:p text:style-name="P9"><text:span text:style-name="T8"><text:line-break/></text:span><text:span text:style-name="T8"/></text:p>
            <text:p text:style-name="P9"><text:span text:style-name="T9"/></text:p>
            <text:p text:style-name="P9"><text:span text:style-name="T10"><text:s text:c="10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0" draw:display-name="Bitmap 10" xlink:href="Pictures/100000000000042200000253E064E0FDDF7537BD.jpg" xlink:type="simple" xlink:show="embed" xlink:actuate="onLoad"/>
    <draw:fill-image draw:name="background" xlink:href="Pictures/100000000000042200000253E064E0FDDF7537B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3T21:26:07.962000000</meta:creation-date>
    <dc:title>Hymn template</dc:title>
    <meta:editing-duration>PT19M41S</meta:editing-duration>
    <meta:editing-cycles>7</meta:editing-cycles>
    <meta:generator>LibreOffice/5.3.7.2$Windows_X86_64 LibreOffice_project/6b8ed514a9f8b44d37a1b96673cbbdd077e24059</meta:generator>
    <meta:initial-creator>Arthur Hoch</meta:initial-creator>
    <dc:date>2017-12-23T13:57:08.197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4-12-23T21:26:07.665000000"/>
  </office:meta>
</office:document-meta>
</file>